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264869EE044A7DCA0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1628d9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draw:fill-color="#ed4c97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1628d9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ed4c97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8cm" svg:height="0.508cm" svg:x="22.352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2.352cm" svg:y="8.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8.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22.352cm" svg:y="9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22.352cm" svg:y="10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svg:x="22.352cm" svg:y="10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508cm" svg:x="22.352cm" svg:y="7.0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84cm" svg:height="0.962cm" svg:x="22.85cm" svg:y="6.712cm">
          <draw:text-box>
            <text:p>Total</text:p>
          </draw:text-box>
        </draw:frame>
        <draw:frame draw:style-name="gr9" draw:text-style-name="P8" draw:layer="layout" svg:width="1.56cm" svg:height="0.962cm" svg:x="22.968cm" svg:y="7.374cm">
          <draw:text-box>
            <text:p>O-p</text:p>
          </draw:text-box>
        </draw:frame>
        <draw:frame draw:style-name="gr10" draw:text-style-name="P8" draw:layer="layout" svg:width="1.526cm" svg:height="0.962cm" svg:x="22.968cm" svg:y="8.036cm">
          <draw:text-box>
            <text:p>O-s</text:p>
          </draw:text-box>
        </draw:frame>
        <draw:frame draw:style-name="gr11" draw:text-style-name="P8" draw:layer="layout" svg:width="3.144cm" svg:height="0.962cm" svg:x="22.914cm" svg:y="8.598cm">
          <draw:text-box>
            <text:p>C-p outer</text:p>
          </draw:text-box>
        </draw:frame>
        <draw:frame draw:style-name="gr12" draw:text-style-name="P8" draw:layer="layout" svg:width="3.11cm" svg:height="0.962cm" svg:x="22.968cm" svg:y="9.252cm">
          <draw:text-box>
            <text:p>C-s outer</text:p>
          </draw:text-box>
        </draw:frame>
        <draw:frame draw:style-name="gr13" draw:text-style-name="P8" draw:layer="layout" svg:width="3.106cm" svg:height="0.962cm" svg:x="22.968cm" svg:y="9.814cm">
          <draw:text-box>
            <text:p>C-p inner</text:p>
          </draw:text-box>
        </draw:frame>
        <draw:frame draw:style-name="gr14" draw:text-style-name="P8" draw:layer="layout" svg:width="3.072cm" svg:height="0.962cm" svg:x="22.968cm" svg:y="10.376cm">
          <draw:text-box>
            <text:p>C-s inner</text:p>
          </draw:text-box>
        </draw:frame>
        <draw:frame draw:style-name="gr15" draw:text-style-name="P9" draw:layer="layout" svg:width="20.381cm" svg:height="15.749cm" svg:x="1.717cm" svg:y="0cm">
          <draw:image xlink:href="Pictures/100000000000031800000264869EE044A7DCA0AB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29:18.597543240</meta:creation-date>
    <dc:date>2020-08-11T11:14:13.467505619</dc:date>
    <meta:editing-duration>PT3M50S</meta:editing-duration>
    <meta:editing-cycles>2</meta:editing-cycles>
    <meta:generator>LibreOffice/6.4.3.2$Linux_X86_64 LibreOffice_project/40$Build-2</meta:generator>
    <meta:document-statistic meta:object-count="38"/>
  </office:meta>
</office:document-meta>
</file>